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MT" svg:font-family="ArialMT" style:font-family-generic="swis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2"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3"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4"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5"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6"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7"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9"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0"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1"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2"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3"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4"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5"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6"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7"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18"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19"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T1" style:family="text">
      <style:text-properties style:use-window-font-color="true" style:font-name="ArialMT" fo:font-size="12pt" style:font-name-asian="ArialMT" style:font-size-asian="12pt" style:font-name-complex="ArialMT" style:font-size-complex="12pt"/>
    </style:style>
    <style:style style:name="T2" style:family="text">
      <style:text-properties style:use-window-font-color="true" style:font-name="ArialMT" fo:font-size="10pt" style:font-name-asian="ArialMT" style:font-size-asian="10pt" style:font-name-complex="ArialMT" style:font-size-complex="10pt"/>
    </style:style>
    <style:style style:name="T3" style:family="text">
      <style:text-properties style:use-window-font-color="true" style:font-name="ArialNarrow" fo:font-size="12pt" style:font-name-asian="ArialNarrow" style:font-size-asian="12pt" style:font-name-complex="ArialNarrow" style:font-size-complex="12pt"/>
    </style:style>
    <style:style style:name="T4"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itle:</text:span><text:span text:style-name="T1"> Surviving the Night: A Case Study on DC's Largest, </text:span><text:span text:style-name="T3">DIY</text:span> Alternate Reality Game</text:p>
      <text:p text:style-name="P1"><text:span text:style-name="T4">Organizer Name:</text:span> Brandon Schmittling</text:p>
      <text:p text:style-name="P1"><text:span text:style-name="T4">Company:</text:span> SurviveDC</text:p>
      <text:p text:style-name="P1"><text:span text:style-name="T4">Website:</text:span> http://www.survivedc.com</text:p>
      <text:p text:style-name="P1"/>
      <text:p text:style-name="P18">Description (Paragraph)</text:p>
      <text:p text:style-name="P1">Each Summer, thousands of people descend on Dupont Circle to participate in SurviveDC, a free, unsponsored race through the streets of Washington, DC. The rules are simple but the outcome is anything but: Players travel between themed checkpoints as fast as they can, while avoiding being caught by Chasers. Those who survive are rewarded while those who are caught become Chasers themselves, rising to pursue their former friends and allies. Based on the successes of SFZero's “Journey to the End of the Night”, SurviveDC has grown into a cultural phenomenon in our nation's capital and this panel will discuss, among other things, the theory behind self-organizing events, the need for mass-culture events free of mainstream influence, the early days of our event, and what we've learned from five years of success.</text:p>
      <text:p text:style-name="P1"/>
      <text:p text:style-name="P18">Questions Answered (Short sentences)</text:p>
      <text:p text:style-name="P1">1. What does it mean to approach life as a collaborative g<text:span text:style-name="T1">ame?</text:span></text:p>
      <text:p text:style-name="P1">2. What role does community and technology play in self-organizing events?</text:p>
      <text:p text:style-name="P1">3. <text:span text:style-name="T1">What do you need to start and sustain your own mass-culture event?</text:span></text:p>
      <text:p text:style-name="P1"/>
      <text:p text:style-name="P1"><text:span text:style-name="T4">Focus:</text:span> Creative</text:p>
      <text:p text:style-name="P1"><text:span text:style-name="T4">Level:</text:span> Beginner</text:p>
      <text:p text:style-name="P1"><text:span text:style-name="T4">Category:</text:span> Games for Good, Alternate Reality Gaming</text:p>
      <text:p text:style-name="P1">Tags</text:p>
      <text:p text:style-name="P1"><text:span text:style-name="T4">Type:</text:span> Panel</text:p>
      <text:p text:style-name="P1"><text:span text:style-name="T4">Event:</text:span> Interactive 20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MT" svg:font-family="ArialMT" style:font-family-generic="swis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1-06-18T13:12:18</meta:creation-date>
    <dc:date>2011-06-18T13:49:18</dc:date>
    <dc:language>en-US</dc:language>
    <meta:editing-cycles>5</meta:editing-cycles>
    <meta:editing-duration>PT37M6S</meta:editing-duration>
    <meta:user-defined meta:name="Info 1"/>
    <meta:user-defined meta:name="Info 2"/>
    <meta:user-defined meta:name="Info 3"/>
    <meta:user-defined meta:name="Info 4"/>
    <meta:document-statistic meta:table-count="0" meta:image-count="0" meta:object-count="0" meta:page-count="1" meta:paragraph-count="16" meta:word-count="217" meta:character-count="1369"/>
  </office:meta>
</office:document-meta>
</file>